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79000011EA000008F556B22499.svm"/>
  <manifest:file-entry manifest:media-type="" manifest:full-path="Pictures/2000004F0000079400000372A610B051.svm"/>
  <manifest:file-entry manifest:media-type="" manifest:full-path="Pictures/200000C700001CF000000DC884F5BE35.svm"/>
  <manifest:file-entry manifest:media-type="" manifest:full-path="Pictures/2000009700001F02000014ACF2A55CA9.svm"/>
  <manifest:file-entry manifest:media-type="" manifest:full-path="Pictures/2000009100001F02000014ACDEE03931.svm"/>
  <manifest:file-entry manifest:media-type="" manifest:full-path="Pictures/2000001900002535000004221448AA18.svm"/>
  <manifest:file-entry manifest:media-type="" manifest:full-path="Pictures/2000067E0000319C00001A2F366E0D93.svm"/>
  <manifest:file-entry manifest:media-type="" manifest:full-path="Pictures/2000009100001F02000014AC9187B163.svm"/>
  <manifest:file-entry manifest:media-type="" manifest:full-path="Pictures/200000670000129B00000BB738E321AB.svm"/>
  <manifest:file-entry manifest:media-type="" manifest:full-path="Pictures/200000670000253500001089A8F8938A.svm"/>
  <manifest:file-entry manifest:media-type="" manifest:full-path="Pictures/200000310000079400000372538ADAA6.svm"/>
  <manifest:file-entry manifest:media-type="" manifest:full-path="Pictures/2000002B0000079400000372303F4413.svm"/>
  <manifest:file-entry manifest:media-type="" manifest:full-path="Pictures/2000014B000044E7000018CEBB6A3334.svm"/>
  <manifest:file-entry manifest:media-type="" manifest:full-path="Pictures/200000F7000032FD00001B9012F143B1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7e97d1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7f5ba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15cd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2a19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3726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6918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6b99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74f1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926e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ab68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db075" officeooo:paragraph-rsid="00815cd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db075" officeooo:paragraph-rsid="0083726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db075" officeooo:paragraph-rsid="008926ed" style:font-size-asian="12pt" style:font-style-asian="normal" style:font-weight-asian="normal" style:font-size-complex="12pt" style:font-style-complex="normal" style:font-weight-complex="normal"/>
    </style:style>
    <style:style style:name="P17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officeooo:rsid="00787e49"/>
    </style:style>
    <style:style style:name="T4" style:family="text">
      <style:text-properties officeooo:rsid="00815cd5" style:text-overline-style="solid" style:text-overline-width="auto" style:text-overline-color="font-color"/>
    </style:style>
    <style:style style:name="T5" style:family="text">
      <style:text-properties officeooo:rsid="007e97d1"/>
    </style:style>
    <style:style style:name="T6" style:family="text">
      <style:text-properties officeooo:rsid="007f5ba6"/>
    </style:style>
    <style:style style:name="T7" style:family="text">
      <style:text-properties officeooo:rsid="00815cd5"/>
    </style:style>
    <style:style style:name="T8" style:family="text">
      <style:text-properties style:use-window-font-color="true" style:text-position="0% 100%" fo:font-size="12pt" fo:font-style="normal" style:text-underline-style="none" fo:font-weight="normal" officeooo:rsid="007db075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82a19e"/>
    </style:style>
    <style:style style:name="T10" style:family="text">
      <style:text-properties officeooo:rsid="0083726d"/>
    </style:style>
    <style:style style:name="T11" style:family="text">
      <style:text-properties fo:background-color="transparent"/>
    </style:style>
    <style:style style:name="T12" style:family="text">
      <style:text-properties officeooo:rsid="0086918d"/>
    </style:style>
    <style:style style:name="T13" style:family="text">
      <style:text-properties style:text-position="sub 58%" officeooo:rsid="0086918d"/>
    </style:style>
    <style:style style:name="T14" style:family="text">
      <style:text-properties officeooo:rsid="0086b995"/>
    </style:style>
    <style:style style:name="T15" style:family="text">
      <style:text-properties officeooo:rsid="00874f1a"/>
    </style:style>
    <style:style style:name="T16" style:family="text">
      <style:text-properties officeooo:rsid="008926ed"/>
    </style:style>
    <style:style style:name="T17" style:family="text">
      <style:text-properties officeooo:rsid="008ab686"/>
    </style:style>
    <style:style style:name="T18" style:family="text">
      <style:text-properties officeooo:rsid="008b2d3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gr1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9cm" draw:marker-end="Arrowheads_20_1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20<text:span text:style-name="T2">11</text:span>-(<text:span text:style-name="T2">04</text:span>)<text:span text:style-name="T1">apr</text:span>-<text:span text:style-name="T3">29</text:span>: dag <text:span text:style-name="T3">14</text:span></text:h>
      <text:p text:style-name="P2"/>
      <text:p text:style-name="P4">För att göra om till NAND</text:p>
      <text:p text:style-name="P4"><text:span text:style-name="T5"/></text:p>
      <text:p text:style-name="P4"><text:span text:style-name="T10"><text:tab/></text:span><text:span text:style-name="T5"><draw:frame draw:style-name="fr3" draw:name="Object1" text:anchor-type="as-char" svg:width="12.354cm" svg:height="0.60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10"/></text:p>
      <text:p text:style-name="P4"><text:span text:style-name="T10"><text:tab/></text:span><text:span text:style-name="T5"><draw:frame draw:style-name="fr3" draw:name="Object2" text:anchor-type="as-char" svg:width="4.389cm" svg:height="0.62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"><text:span text:style-name="T5"/></text:p>
      <text:p text:style-name="P4"><text:span text:style-name="T10"><text:tab/></text:span><text:span text:style-name="T5">Likadant för B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draw:frame draw:style-name="fr1" draw:name="graphics1" text:anchor-type="paragraph" svg:x="-0.007cm" svg:y="0cm" svg:width="13.053cm" svg:height="7.056cm" draw:z-index="2"><draw:image xlink:href="Pictures/200000F7000032FD00001B9012F143B1.svm" xlink:type="simple" xlink:show="embed" xlink:actuate="onLoad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6"/></text:p>
      <text:p text:style-name="P5"><text:span text:style-name="T6">Sekvensnät — utdata beror på indata och tidigare utdata.</text:span></text:p>
      <text:p text:style-name="P5"><text:span text:style-name="T6"/></text:p>
      <text:p text:style-name="P5"><draw:line text:anchor-type="paragraph" draw:z-index="5" draw:style-name="gr1" draw:text-style-name="P17" svg:x1="14.549cm" svg:y1="0.4cm" svg:x2="14.549cm" svg:y2="4.66cm"><text:p/></draw:line><text:span text:style-name="T6">SR–låskrets</text:span></text:p>
      <text:p text:style-name="P6"><draw:frame draw:style-name="fr1" draw:name="graphics2" text:anchor-type="paragraph" svg:x="0.09cm" svg:y="0.212cm" svg:width="7.938cm" svg:height="5.292cm" draw:z-index="3"><draw:image xlink:href="Pictures/2000009700001F02000014ACF2A55CA9.svm" xlink:type="simple" xlink:show="embed" xlink:actuate="onLoad"/></draw:frame><text:span text:style-name="T7"><text:tab/><text:tab/><text:tab/><text:tab/><text:tab/><text:tab/><text:tab/><text:tab/><text:tab/><text:tab/>S<text:tab/>R<text:tab/></text:span><text:span text:style-name="T4">Q</text:span><text:span text:style-name="T7"><text:tab/>Q</text:span></text:p>
      <text:p text:style-name="P6"><draw:line text:anchor-type="paragraph" draw:z-index="4" draw:style-name="gr1" draw:text-style-name="P17" svg:x1="12.247cm" svg:y1="0.233cm" svg:x2="16.957cm" svg:y2="0.233cm"><text:p/></draw:line><text:span text:style-name="T7"/></text:p>
      <text:p text:style-name="P6"><text:span text:style-name="T7"><text:tab/><text:tab/><text:tab/><text:tab/><text:tab/><text:tab/><text:tab/><text:tab/><text:tab/><text:tab/>0<text:tab/>0<text:tab/>0<text:tab/>1</text:span></text:p>
      <text:p text:style-name="P6"><text:span text:style-name="T7"><text:tab/><text:tab/><text:tab/><text:tab/><text:tab/><text:tab/><text:tab/><text:tab/><text:tab/><text:tab/>1<text:tab/>0<text:tab/>1<text:tab/>0</text:span></text:p>
      <text:p text:style-name="P6"><text:span text:style-name="T7"><text:tab/><text:tab/><text:tab/><text:tab/><text:tab/><text:tab/><text:tab/><text:tab/><text:tab/><text:tab/>0<text:tab/>0<text:tab/>1<text:tab/>0</text:span></text:p>
      <text:p text:style-name="P6"><text:span text:style-name="T7"><text:tab/><text:tab/><text:tab/><text:tab/><text:tab/><text:tab/><text:tab/><text:tab/><text:tab/><text:tab/>0<text:tab/>1<text:tab/>0<text:tab/>1</text:span></text:p>
      <text:p text:style-name="P6"><text:span text:style-name="T7"><text:tab/><text:tab/><text:tab/><text:tab/><text:tab/><text:tab/><text:tab/><text:tab/><text:tab/><text:tab/>0<text:tab/>0<text:tab/>0<text:tab/>1</text:span></text:p>
      <text:p text:style-name="P6"><draw:line text:anchor-type="paragraph" draw:z-index="6" draw:style-name="gr2" draw:text-style-name="P17" svg:x1="10.58cm" svg:y1="1.292cm" svg:x2="12.485cm" svg:y2="0.392cm"><text:p/></draw:line><text:span text:style-name="T7"><text:tab/><text:tab/><text:tab/><text:tab/><text:tab/><text:tab/><text:tab/><text:tab/><text:tab/><text:tab/>1<text:tab/>1<text:tab/>0<text:tab/>0</text:span></text:p>
      <text:p text:style-name="P6"><text:span text:style-name="T7"/></text:p>
      <text:p text:style-name="P6"><text:span text:style-name="T7"/></text:p>
      <text:p text:style-name="P6"><text:span text:style-name="T7"><text:tab/><text:tab/><text:tab/><text:tab/><text:tab/><text:tab/><text:tab/><text:tab/>Får ej hända.</text:span></text:p>
      <text:p text:style-name="P14"><text:span text:style-name="T7">Klockad SR–låskrets</text:span></text:p>
      <text:p text:style-name="P6"><text:span text:style-name="T7"/></text:p>
      <text:p text:style-name="P6"><draw:frame draw:style-name="fr1" draw:name="graphics3" text:anchor-type="paragraph" svg:x="1.175cm" svg:y="0cm" svg:width="7.938cm" svg:height="5.292cm" draw:z-index="7"><draw:image xlink:href="Pictures/2000009100001F02000014AC9187B163.svm" xlink:type="simple" xlink:show="embed" xlink:actuate="onLoad"/></draw:frame><text:span text:style-name="T7"/></text:p>
      <text:p text:style-name="P6"><text:span text:style-name="T7"/></text:p>
      <text:p text:style-name="P6"><draw:frame draw:style-name="fr1" draw:name="graphics4" text:anchor-type="paragraph" svg:x="11.335cm" svg:y="0.256cm" svg:width="4.763cm" svg:height="2.999cm" draw:z-index="8"><draw:image xlink:href="Pictures/200000670000129B00000BB738E321AB.svm" xlink:type="simple" xlink:show="embed" xlink:actuate="onLoad"/></draw:frame><text:span text:style-name="T7"/></text:p>
      <text:p text:style-name="P6"><text:span text:style-name="T7"/></text:p>
      <text:p text:style-name="P6"><text:span text:style-name="T7"/></text:p>
      <text:p text:style-name="P7"><text:span text:style-name="T9"><text:tab/><text:tab/><text:tab/><text:tab/><text:tab/><text:tab/><text:tab/><text:tab/>⇒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>Finns olika varianter</text:span></text:p>
      <text:p text:style-name="P7"><draw:frame draw:style-name="fr1" draw:name="graphics5" text:anchor-type="paragraph" svg:x="1.21cm" svg:y="0.282cm" svg:width="1.94cm" svg:height="0.882cm" draw:z-index="9"><draw:image xlink:href="Pictures/2000004F0000079400000372A610B051.svm" xlink:type="simple" xlink:show="embed" xlink:actuate="onLoad"/></draw:frame><text:span text:style-name="T9"/></text:p>
      <text:p text:style-name="P7"><text:span text:style-name="T9"><text:tab/><text:tab/><text:tab/>— SR–låskretsen reagerar då C är 1 (hög)</text:span></text:p>
      <text:p text:style-name="P7"><text:span text:style-name="T9"/></text:p>
      <text:p text:style-name="P7"><draw:frame draw:style-name="fr1" draw:name="graphics6" text:anchor-type="paragraph" svg:x="1.21cm" svg:y="0.298cm" svg:width="1.94cm" svg:height="0.882cm" draw:z-index="10"><draw:image xlink:href="Pictures/2000002B0000079400000372303F4413.svm" xlink:type="simple" xlink:show="embed" xlink:actuate="onLoad"/></draw:frame><text:span text:style-name="T9"/></text:p>
      <text:p text:style-name="P7"><text:span text:style-name="T9"><text:tab/><text:tab/><text:tab/>— SR–låskretsen reagerar då C = 0 → C = 1</text:span></text:p>
      <text:p text:style-name="P7"><text:span text:style-name="T9"/></text:p>
      <text:p text:style-name="P7"><draw:frame draw:style-name="fr1" draw:name="graphics7" text:anchor-type="paragraph" svg:x="1.21cm" svg:y="0.298cm" svg:width="1.94cm" svg:height="0.882cm" draw:z-index="11"><draw:image xlink:href="Pictures/200000310000079400000372538ADAA6.svm" xlink:type="simple" xlink:show="embed" xlink:actuate="onLoad"/></draw:frame><text:span text:style-name="T9"/></text:p>
      <text:p text:style-name="P7"><text:span text:style-name="T9"><text:tab/><text:tab/><text:tab/>— SR–låskretsen reagerar då C = 1 → C = 0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>D–låskrets<text:tab/>(D–vippa)</text:span></text:p>
      <text:p text:style-name="P7"><text:span text:style-name="T9"/></text:p>
      <text:p text:style-name="P7"><draw:frame draw:style-name="fr1" draw:name="graphics8" text:anchor-type="paragraph" svg:x="1.122cm" svg:y="0.141cm" svg:width="7.938cm" svg:height="5.292cm" draw:z-index="12"><draw:image xlink:href="Pictures/2000009100001F02000014ACDEE03931.svm" xlink:type="simple" xlink:show="embed" xlink:actuate="onLoad"/></draw:frame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8"><text:span text:style-name="T10"/></text:p>
      <text:p text:style-name="P8"><text:span text:style-name="T10"><text:tab/>Q antar D:s värde när klockan tillåter.</text:span></text:p>
      <text:p text:style-name="P8"><text:span text:style-name="T10"/></text:p>
      <text:p text:style-name="P15"><text:span text:style-name="T10">JK–vippa</text:span></text:p>
      <text:p text:style-name="P8"><text:span text:style-name="T10"/></text:p>
      <text:p text:style-name="P9"><draw:frame draw:style-name="fr1" draw:name="graphics9" text:anchor-type="paragraph" svg:x="1.175cm" svg:y="0cm" svg:width="7.408cm" svg:height="3.528cm" draw:z-index="13"><draw:image xlink:href="Pictures/200000C700001CF000000DC884F5BE35.svm" xlink:type="simple" xlink:show="embed" xlink:actuate="onLoad"/></draw:frame><text:span text:style-name="T12"><text:tab/><text:tab/><text:tab/><text:tab/><text:tab/><text:tab/><text:tab/><text:tab/><text:tab/>J<text:tab/>K<text:tab/>Q</text:span><text:span text:style-name="T13">före</text:span><text:span text:style-name="T12"><text:tab/>Q</text:span><text:span text:style-name="T13">efter</text:span></text:p>
      <text:p text:style-name="P9"><text:span text:style-name="T12"/></text:p>
      <text:p text:style-name="P9"><text:span text:style-name="T12"><text:tab/><text:tab/><text:tab/><text:tab/><text:tab/><text:tab/><text:tab/><text:tab/><text:tab/>0<text:tab/>0<text:tab/>0<text:tab/>0</text:span></text:p>
      <text:p text:style-name="P9"><text:span text:style-name="T12"><text:tab/><text:tab/><text:tab/><text:tab/><text:tab/><text:tab/><text:tab/><text:tab/><text:tab/>0<text:tab/>0<text:tab/>1<text:tab/>1</text:span></text:p>
      <text:p text:style-name="P9"><text:span text:style-name="T12"><text:tab/><text:tab/><text:tab/><text:tab/><text:tab/><text:tab/><text:tab/><text:tab/><text:tab/>1<text:tab/>0<text:tab/>0<text:tab/>1</text:span></text:p>
      <text:p text:style-name="P9"><text:span text:style-name="T12"><text:tab/><text:tab/><text:tab/><text:tab/><text:tab/><text:tab/><text:tab/><text:tab/><text:tab/>1<text:tab/>0<text:tab/>1<text:tab/>1</text:span></text:p>
      <text:p text:style-name="P9"><text:span text:style-name="T12"><text:tab/><text:tab/><text:tab/><text:tab/><text:tab/><text:tab/><text:tab/><text:tab/><text:tab/>0<text:tab/>1<text:tab/>0<text:tab/>0</text:span></text:p>
      <text:p text:style-name="P9"><text:span text:style-name="T12"><text:tab/><text:tab/><text:tab/><text:tab/><text:tab/><text:tab/><text:tab/><text:tab/><text:tab/>0<text:tab/>1<text:tab/>1<text:tab/>0</text:span></text:p>
      <text:p text:style-name="P9"><draw:line text:anchor-type="paragraph" draw:z-index="14" draw:style-name="gr2" draw:text-style-name="P17" svg:x1="7.669cm" svg:y1="0.608cm" svg:x2="11.241cm" svg:y2="0.185cm"><text:p/></draw:line><text:span text:style-name="T12"><text:tab/><text:tab/><text:tab/><text:tab/><text:tab/><text:tab/><text:tab/><text:tab/><text:tab/>1<text:tab/>1<text:tab/>0<text:tab/>1</text:span></text:p>
      <text:p text:style-name="P9"><draw:line text:anchor-type="paragraph" draw:z-index="15" draw:style-name="gr2" draw:text-style-name="P17" svg:x1="7.643cm" svg:y1="0.379cm" svg:x2="11.188cm" svg:y2="0.273cm"><text:p/></draw:line><text:span text:style-name="T12"><text:tab/><text:tab/><text:tab/><text:tab/>Inverterar Q<text:tab/><text:tab/><text:tab/>1<text:tab/>1<text:tab/>1<text:tab/>0</text:span></text:p>
      <text:p text:style-name="P9"><text:span text:style-name="T12"/></text:p>
      <text:p text:style-name="P9"><text:span text:style-name="T12"/></text:p>
      <text:p text:style-name="P10"><text:span text:style-name="T14">⁅U8.40⁆</text:span></text:p>
      <text:p text:style-name="P10"><draw:frame draw:style-name="fr1" draw:name="graphics10" text:anchor-type="paragraph" svg:x="5.198cm" svg:y="0.344cm" svg:width="4.586cm" svg:height="2.293cm" draw:z-index="16"><draw:image xlink:href="Pictures/20000079000011EA000008F556B22499.svm" xlink:type="simple" xlink:show="embed" xlink:actuate="onLoad"/></draw:frame><text:span text:style-name="T14"/></text:p>
      <text:p text:style-name="P10"><text:span text:style-name="T14"><text:tab/>JK–vippa given</text:span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draw:frame draw:style-name="fr1" draw:name="graphics11" text:anchor-type="paragraph" svg:x="3.45cm" svg:y="0.141cm" svg:width="9.525cm" svg:height="4.233cm" draw:z-index="17"><draw:image xlink:href="Pictures/200000670000253500001089A8F8938A.svm" xlink:type="simple" xlink:show="embed" xlink:actuate="onLoad"/></draw:frame><text:span text:style-name="T14"/></text:p>
      <text:p text:style-name="P10"><text:span text:style-name="T14"><text:tab/>Givet:</text:span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draw:frame draw:style-name="fr1" draw:name="graphics12" text:anchor-type="paragraph" svg:x="3.45cm" svg:y="0.291cm" svg:width="9.525cm" svg:height="1.058cm" draw:z-index="18"><draw:image xlink:href="Pictures/2000001900002535000004221448AA18.svm" xlink:type="simple" xlink:show="embed" xlink:actuate="onLoad"/></draw:frame><text:span text:style-name="T14"/></text:p>
      <text:p text:style-name="P11"><text:span text:style-name="T15"><text:tab/>Sökt Q:</text:span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2"><text:span text:style-name="T14">⁅U8.4</text:span><text:span text:style-name="T16">6</text:span><text:span text:style-name="T14">⁆</text:span></text:p>
      <text:p text:style-name="P12"><text:span text:style-name="T14"/></text:p>
      <text:p text:style-name="P12"><text:span text:style-name="T16"><text:tab/>Konstruera en räknare som räknar uppåt,</text:span></text:p>
      <text:p text:style-name="P12"><text:span text:style-name="T16"><text:tab/>utgå från 3 stycken JK–vippor.</text:span></text:p>
      <text:p text:style-name="P16"><draw:frame draw:style-name="fr2" draw:name="graphics13" text:anchor-type="paragraph" svg:width="17.59cm" svg:height="6.331cm" draw:z-index="19"><draw:image xlink:href="Pictures/2000014B000044E7000018CEBB6A3334.svm" xlink:type="simple" xlink:show="embed" xlink:actuate="onLoad"/></draw:frame><text:span text:style-name="T16"/></text:p>
      <text:p text:style-name="P12"><text:span text:style-name="T16"/></text:p>
      <text:p text:style-name="P12"><text:span text:style-name="T16"/></text:p>
      <text:p text:style-name="P13"><text:span text:style-name="T17"><text:tab/><text:tab/></text:span><text:span text:style-name="T18"><text:tab/></text:span><text:span text:style-name="T17"><text:tab/><text:tab/><text:tab/>0<text:tab/>0<text:tab/>0</text:span></text:p>
      <text:p text:style-name="P13"><text:span text:style-name="T17"><text:tab/><text:tab/><text:tab/></text:span><text:span text:style-name="T18"><text:tab/></text:span><text:span text:style-name="T17"><text:tab/><text:tab/>0<text:tab/>0<text:tab/>1</text:span></text:p>
      <text:p text:style-name="P13"><text:span text:style-name="T17"><text:tab/><text:tab/></text:span><text:span text:style-name="T18"><text:tab/></text:span><text:span text:style-name="T17"><text:tab/><text:tab/><text:tab/>0<text:tab/>1<text:tab/>0</text:span></text:p>
      <text:p text:style-name="P13"><text:span text:style-name="T17"><text:tab/><text:tab/><text:tab/><text:tab/></text:span><text:span text:style-name="T18"><text:tab/></text:span><text:span text:style-name="T17"><text:tab/>0<text:tab/>1<text:tab/>1</text:span></text:p>
      <text:p text:style-name="P13"><text:span text:style-name="T17"><text:tab/><text:tab/><text:tab/><text:tab/><text:tab/></text:span><text:span text:style-name="T18"><text:tab/></text:span><text:span text:style-name="T17">1<text:tab/>0<text:tab/>0</text:span></text:p>
      <text:p text:style-name="P13"><text:span text:style-name="T18"><text:tab/></text:span><text:span text:style-name="T17"><text:tab/><text:tab/><text:tab/><text:tab/><text:tab/>1<text:tab/>0<text:tab/>1</text:span></text:p>
      <text:p text:style-name="P13"><text:span text:style-name="T17"><text:tab/></text:span><text:span text:style-name="T18"><text:tab/></text:span><text:span text:style-name="T17"><text:tab/><text:tab/><text:tab/><text:tab/>1<text:tab/>1<text:tab/>0</text:span></text:p>
      <text:p text:style-name="P13"><text:span text:style-name="T17"><text:tab/><text:tab/></text:span><text:span text:style-name="T18"><text:tab/></text:span><text:span text:style-name="T17"><text:tab/><text:tab/><text:tab/>1<text:tab/>1<text:tab/>1</text:span></text:p>
      <text:p text:style-name="P13"><text:span text:style-name="T17"/></text:p>
      <text:p text:style-name="P13"><text:span text:style-name="T17"/></text:p>
      <text:p text:style-name="P13"><draw:frame draw:style-name="fr1" draw:name="graphics14" text:anchor-type="paragraph" svg:x="2.445cm" svg:y="0.767cm" svg:width="12.7cm" svg:height="6.703cm" draw:z-index="20"><draw:image xlink:href="Pictures/2000067E0000319C00001A2F366E0D93.svm" xlink:type="simple" xlink:show="embed" xlink:actuate="onLoad"/></draw:frame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23T19:02:19</dc:date>
    <dc:creator>Mattias </dc:creator>
    <meta:editing-duration>PT35H32M09S</meta:editing-duration>
    <meta:editing-cycles>80</meta:editing-cycles>
    <meta:generator>OpenOffice.org/3.2$Unix OpenOffice.org_project/320m19$Build-9505</meta:generator>
    <meta:document-statistic meta:table-count="0" meta:image-count="14" meta:object-count="2" meta:page-count="4" meta:paragraph-count="48" meta:word-count="181" meta:character-count="888"/>
  </office:meta>
</office:document-meta>
</file>

<file path=Object 1/content.xml><?xml version="1.0" encoding="utf-8"?>
<math xmlns="http://www.w3.org/1998/Math/MathML">
  <semantics>
    <mrow>
      <mtext>A = </mtext>
      <mover accent="true">
        <mi mathvariant="normal">a</mi>
        <mo stretchy="false">ˉ</mo>
      </mover>
      <mover accent="true">
        <mi mathvariant="normal">b</mi>
        <mo stretchy="false">ˉ</mo>
      </mover>
      <mover accent="true">
        <mi mathvariant="normal">d</mi>
        <mo stretchy="false">ˉ</mo>
      </mover>
      <mtext> + </mtext>
      <mi mathvariant="normal">c</mi>
      <mover accent="true">
        <mi mathvariant="normal">d</mi>
        <mo stretchy="false">ˉ</mo>
      </mover>
      <mtext> + </mtext>
      <mi mathvariant="normal">b</mi>
      <mover accent="true">
        <mi mathvariant="normal">d</mi>
        <mo stretchy="false">ˉ</mo>
      </mover>
      <mtext> = </mtext>
      <mover accent="true">
        <mover accent="true">
          <mrow>
            <mover accent="true">
              <mi mathvariant="normal">a</mi>
              <mo stretchy="false">ˉ</mo>
            </mover>
            <mover accent="true">
              <mi mathvariant="normal">b</mi>
              <mo stretchy="false">ˉ</mo>
            </mover>
            <mi mathvariant="normal">d</mi>
            <mtext> + </mtext>
            <mi mathvariant="normal">c</mi>
            <mover accent="true">
              <mi mathvariant="normal">d</mi>
              <mo stretchy="false">ˉ</mo>
            </mover>
            <mtext> + </mtext>
            <mi mathvariant="normal">b</mi>
            <mover accent="true">
              <mi mathvariant="normal">d</mi>
              <mo stretchy="false">ˉ</mo>
            </mover>
          </mrow>
          <mo>¯</mo>
        </mover>
        <mo>¯</mo>
      </mover>
      <mtext> = {DeMorgan} =</mtext>
    </mrow>
    <annotation encoding="StarMath 5.0">"A = " bar a bar b bar d " + " c bar d " + " b bar d " = " overline overline {bar a bar b d " + " c bar d " + " b bar d} " = {DeMorgan} ="</annotation>
  </semantics>
</math>
</file>

<file path=Object 2/content.xml><?xml version="1.0" encoding="utf-8"?>
<math xmlns="http://www.w3.org/1998/Math/MathML">
  <semantics>
    <mrow>
      <mtext>= </mtext>
      <mover accent="true">
        <mrow>
          <mover accent="true">
            <mrow>
              <mo stretchy="false">(</mo>
              <mrow>
                <mover accent="true">
                  <mi mathvariant="normal">a</mi>
                  <mo stretchy="false">ˉ</mo>
                </mover>
                <mover accent="true">
                  <mi mathvariant="normal">b</mi>
                  <mo stretchy="false">ˉ</mo>
                </mover>
                <mi mathvariant="normal">d</mi>
              </mrow>
              <mo stretchy="false">)</mo>
            </mrow>
            <mo>¯</mo>
          </mover>
          <mtext> ⋅ </mtext>
          <mover accent="true">
            <mrow>
              <mo stretchy="false">(</mo>
              <mrow>
                <mi mathvariant="normal">c</mi>
                <mover accent="true">
                  <mi mathvariant="normal">d</mi>
                  <mo stretchy="false">ˉ</mo>
                </mover>
              </mrow>
              <mo stretchy="false">)</mo>
            </mrow>
            <mo>¯</mo>
          </mover>
          <mtext> ⋅ </mtext>
          <mover accent="true">
            <mrow>
              <mo stretchy="false">(</mo>
              <mrow>
                <mi mathvariant="normal">b</mi>
                <mover accent="true">
                  <mi mathvariant="normal">d</mi>
                  <mo stretchy="false">ˉ</mo>
                </mover>
              </mrow>
              <mo stretchy="false">)</mo>
            </mrow>
            <mo>¯</mo>
          </mover>
        </mrow>
        <mo>¯</mo>
      </mover>
    </mrow>
    <annotation encoding="StarMath 5.0">"= " overline{overline(bar a bar b d) " ⋅ " overline(c bar d) " ⋅ " overline(b bar d)}</annotation>
  </semantics>
</math>
</file>